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5in"/>
    </style:style>
    <style:style style:name="Table1.B" style:family="table-column">
      <style:table-column-properties style:column-width="1.125in"/>
    </style:style>
    <style:style style:name="Table1.C" style:family="table-column">
      <style:table-column-properties style:column-width="2in"/>
    </style:style>
    <style:style style:name="Table1.D" style:family="table-column">
      <style:table-column-properties style:column-width="2.3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Calibri" fo:font-size="11pt" officeooo:rsid="000ef0e6" officeooo:paragraph-rsid="00170a3a" style:font-size-asian="11pt" style:font-size-complex="11pt"/>
    </style:style>
    <style:style style:name="P2" style:family="paragraph" style:parent-style-name="Standard">
      <style:paragraph-properties fo:text-align="start" style:justify-single-word="false"/>
      <style:text-properties style:font-name="Calibri" fo:font-size="11pt" officeooo:rsid="00170a3a" officeooo:paragraph-rsid="00170a3a" style:font-size-asian="11pt" style:font-size-complex="11pt"/>
    </style:style>
    <style:style style:name="P3" style:family="paragraph" style:parent-style-name="Table_20_Contents">
      <style:paragraph-properties fo:line-height="150%" fo:text-align="center" style:justify-single-word="false" style:writing-mode="page"/>
      <style:text-properties style:font-name="Calibri" fo:font-size="10.5pt" officeooo:rsid="00177402" officeooo:paragraph-rsid="00177402" style:font-size-asian="10.5pt" style:font-size-complex="10.5pt"/>
    </style:style>
    <style:style style:name="P4" style:family="paragraph" style:parent-style-name="Table_20_Contents">
      <style:paragraph-properties fo:line-height="150%" fo:text-align="start" style:justify-single-word="false" style:writing-mode="page"/>
      <style:text-properties style:font-name="Calibri" fo:font-size="8pt" officeooo:rsid="0019dce8" officeooo:paragraph-rsid="001b42cb" style:font-size-asian="8pt" style:font-size-complex="8pt"/>
    </style:style>
    <style:style style:name="P5" style:family="paragraph" style:parent-style-name="Table_20_Contents">
      <style:paragraph-properties fo:line-height="150%" fo:text-align="start" style:justify-single-word="false" style:writing-mode="page"/>
      <style:text-properties style:font-name="Calibri" fo:font-size="8pt" officeooo:rsid="0019dce8" officeooo:paragraph-rsid="0019dce8" style:font-size-asian="8pt" style:font-size-complex="8pt"/>
    </style:style>
    <style:style style:name="P6" style:family="paragraph" style:parent-style-name="Table_20_Contents">
      <style:paragraph-properties fo:line-height="150%" fo:text-align="start" style:justify-single-word="false" style:writing-mode="page"/>
      <style:text-properties style:font-name="Calibri" fo:font-size="8pt" officeooo:rsid="0019dce8" officeooo:paragraph-rsid="001cf330" style:font-size-asian="8pt" style:font-size-complex="8pt"/>
    </style:style>
    <style:style style:name="P7" style:family="paragraph" style:parent-style-name="Table_20_Contents">
      <style:paragraph-properties fo:line-height="150%" fo:text-align="start" style:justify-single-word="false" style:writing-mode="page"/>
      <style:text-properties style:font-name="Calibri" fo:font-size="8pt" officeooo:rsid="0019dce8" officeooo:paragraph-rsid="001de5f4" style:font-size-asian="8pt" style:font-size-complex="8pt"/>
    </style:style>
    <style:style style:name="P8" style:family="paragraph" style:parent-style-name="Table_20_Contents">
      <style:paragraph-properties fo:line-height="150%" fo:text-align="start" style:justify-single-word="false" style:writing-mode="page"/>
      <style:text-properties style:font-name="Calibri" fo:font-size="8pt" officeooo:rsid="0019dce8" officeooo:paragraph-rsid="001ee0f8" style:font-size-asian="8pt" style:font-size-complex="8pt"/>
    </style:style>
    <style:style style:name="P9" style:family="paragraph" style:parent-style-name="Table_20_Contents">
      <style:paragraph-properties fo:line-height="150%" fo:text-align="start" style:justify-single-word="false" style:writing-mode="page"/>
      <style:text-properties style:font-name="Calibri" fo:font-size="8pt" officeooo:rsid="001b42cb" officeooo:paragraph-rsid="001b42cb" style:font-size-asian="8pt" style:font-size-complex="8pt"/>
    </style:style>
    <style:style style:name="P10" style:family="paragraph" style:parent-style-name="Table_20_Contents">
      <style:paragraph-properties fo:line-height="150%" fo:text-align="start" style:justify-single-word="false" style:writing-mode="page"/>
      <style:text-properties style:font-name="Calibri" fo:font-size="8pt" officeooo:rsid="001b42cb" officeooo:paragraph-rsid="001cf330" style:font-size-asian="8pt" style:font-size-complex="8pt"/>
    </style:style>
    <style:style style:name="P11" style:family="paragraph" style:parent-style-name="Table_20_Contents">
      <style:paragraph-properties fo:line-height="150%" fo:text-align="start" style:justify-single-word="false" style:writing-mode="page"/>
      <style:text-properties style:font-name="Calibri" fo:font-size="8pt" officeooo:rsid="001cf330" officeooo:paragraph-rsid="001cf330" style:font-size-asian="8pt" style:font-size-complex="8pt"/>
    </style:style>
    <style:style style:name="P12" style:family="paragraph" style:parent-style-name="Table_20_Contents">
      <style:paragraph-properties fo:line-height="150%" fo:text-align="start" style:justify-single-word="false" style:writing-mode="page"/>
      <style:text-properties style:font-name="Calibri" fo:font-size="8pt" officeooo:rsid="001cf330" officeooo:paragraph-rsid="001ee0f8" style:font-size-asian="8pt" style:font-size-complex="8pt"/>
    </style:style>
    <style:style style:name="P13" style:family="paragraph" style:parent-style-name="Table_20_Contents">
      <style:paragraph-properties fo:line-height="150%" fo:text-align="start" style:justify-single-word="false" style:writing-mode="page"/>
      <style:text-properties style:font-name="Calibri" fo:font-size="8pt" officeooo:rsid="001de5f4" officeooo:paragraph-rsid="001de5f4" style:font-size-asian="8pt" style:font-size-complex="8pt"/>
    </style:style>
    <style:style style:name="P14" style:family="paragraph" style:parent-style-name="Table_20_Contents">
      <style:paragraph-properties fo:line-height="150%" fo:text-align="start" style:justify-single-word="false" style:writing-mode="page"/>
      <style:text-properties style:font-name="Calibri" fo:font-size="8pt" officeooo:rsid="001ee0f8" officeooo:paragraph-rsid="001ee0f8" style:font-size-asian="8pt" style:font-size-complex="8pt"/>
    </style:style>
    <style:style style:name="P15" style:family="paragraph" style:parent-style-name="Table_20_Contents">
      <style:paragraph-properties fo:line-height="150%" fo:text-align="start" style:justify-single-word="false" style:writing-mode="page"/>
      <style:text-properties style:font-name="Calibri" fo:font-size="8pt" officeooo:rsid="001f967f" officeooo:paragraph-rsid="001f967f" style:font-size-asian="8pt" style:font-size-complex="8pt"/>
    </style:style>
    <style:style style:name="P16" style:family="paragraph" style:parent-style-name="Table_20_Contents">
      <style:paragraph-properties fo:line-height="150%" fo:text-align="start" style:justify-single-word="false" style:writing-mode="page"/>
      <style:text-properties style:font-name="Calibri" fo:font-size="8pt" officeooo:rsid="00229bf2" officeooo:paragraph-rsid="00229bf2" style:font-size-asian="8pt" style:font-size-complex="8pt"/>
    </style:style>
    <style:style style:name="P17" style:family="paragraph" style:parent-style-name="Table_20_Contents">
      <style:paragraph-properties fo:line-height="150%" fo:text-align="start" style:justify-single-word="false" style:writing-mode="page"/>
      <style:text-properties style:font-name="Calibri" fo:font-size="8pt" officeooo:rsid="00242e1d" officeooo:paragraph-rsid="00242e1d" style:font-size-asian="8pt" style:font-size-complex="8pt"/>
    </style:style>
    <style:style style:name="P18" style:family="paragraph" style:parent-style-name="Table_20_Contents">
      <style:paragraph-properties fo:line-height="150%" fo:text-align="start" style:justify-single-word="false" style:writing-mode="page"/>
      <style:text-properties style:font-name="Calibri" fo:font-size="8pt" officeooo:rsid="0025b81b" officeooo:paragraph-rsid="0025b81b" style:font-size-asian="8pt" style:font-size-complex="8pt"/>
    </style:style>
    <style:style style:name="P19" style:family="paragraph" style:parent-style-name="Table_20_Contents">
      <style:paragraph-properties fo:line-height="150%" fo:text-align="start" style:justify-single-word="false" style:writing-mode="page"/>
      <style:text-properties style:font-name="Calibri" fo:font-size="8pt" officeooo:rsid="0026ed46" officeooo:paragraph-rsid="0026ed46" style:font-size-asian="8pt" style:font-size-complex="8pt"/>
    </style:style>
    <style:style style:name="P20" style:family="paragraph" style:parent-style-name="Table_20_Contents">
      <style:paragraph-properties fo:line-height="150%" fo:text-align="start" style:justify-single-word="false" style:writing-mode="page"/>
      <style:text-properties style:font-name="Calibri" fo:font-size="8pt" officeooo:rsid="00280649" officeooo:paragraph-rsid="00280649" style:font-size-asian="8pt" style:font-size-complex="8pt"/>
    </style:style>
    <style:style style:name="P21" style:family="paragraph" style:parent-style-name="Table_20_Contents">
      <style:paragraph-properties fo:line-height="150%" fo:text-align="start" style:justify-single-word="false" style:writing-mode="page"/>
      <style:text-properties style:font-name="Calibri" fo:font-size="8pt" officeooo:rsid="002987d4" officeooo:paragraph-rsid="002987d4" style:font-size-asian="8pt" style:font-size-complex="8pt"/>
    </style:style>
    <style:style style:name="P22" style:family="paragraph" style:parent-style-name="Table_20_Contents">
      <style:paragraph-properties fo:line-height="150%" fo:text-align="start" style:justify-single-word="false" style:writing-mode="page"/>
      <style:text-properties style:font-name="Calibri" fo:font-size="8pt" officeooo:rsid="002b6471" officeooo:paragraph-rsid="002b6471" style:font-size-asian="8pt" style:font-size-complex="8pt"/>
    </style:style>
    <style:style style:name="P23" style:family="paragraph" style:parent-style-name="Table_20_Contents">
      <style:paragraph-properties fo:line-height="150%" fo:text-align="start" style:justify-single-word="false" style:writing-mode="page"/>
      <style:text-properties style:font-name="Calibri" fo:font-size="8pt" officeooo:rsid="002cfbbb" officeooo:paragraph-rsid="002cfbbb" style:font-size-asian="8pt" style:font-size-complex="8pt"/>
    </style:style>
    <style:style style:name="P24" style:family="paragraph" style:parent-style-name="Table_20_Contents">
      <style:paragraph-properties fo:line-height="150%" fo:text-align="start" style:justify-single-word="false" style:writing-mode="page"/>
      <style:text-properties fo:color="#800000" style:font-name="Calibri" fo:font-size="8pt" officeooo:rsid="002cfbbb" officeooo:paragraph-rsid="002cfbbb" style:font-size-asian="8pt" style:font-size-complex="8pt"/>
    </style:style>
    <style:style style:name="T1" style:family="text">
      <style:text-properties officeooo:rsid="00170a3a"/>
    </style:style>
    <style:style style:name="T2" style:family="text">
      <style:text-properties officeooo:rsid="001cf330"/>
    </style:style>
    <style:style style:name="T3" style:family="text">
      <style:text-properties officeooo:rsid="0020d127"/>
    </style:style>
    <style:style style:name="T4" style:family="text">
      <style:text-properties officeooo:rsid="002b6471"/>
    </style:style>
    <style:style style:name="T5" style:family="text">
      <style:text-properties officeooo:rsid="002cddef"/>
    </style:style>
    <style:style style:name="T6" style:family="text">
      <style:text-properties fo:color="#800000" officeooo:rsid="002cddef"/>
    </style:style>
    <style:style style:name="T7" style:family="text">
      <style:text-properties officeooo:rsid="002ea779"/>
    </style:style>
    <style:style style:name="T8" style:family="text">
      <style:text-properties fo:color="#000000" officeooo:rsid="002ea7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ncesco Fanizza – A20079172</text:p>
      <text:p text:style-name="P1">CS 201 – Final Project <text:span text:style-name="T1">Test Plan</text:span> – Phase <text:span text:style-name="T1">2</text:span></text:p>
      <text:p text:style-name="P1"><text:span text:style-name="T1">12</text:span>/<text:span text:style-name="T1">02</text:span>/2016</text:p>
      <text:p text:style-name="P1"/>
      <text:p text:style-name="P2">Junit tests were used to provide partial test coverage for the methods in the object classes for my project. The project was tested overall per function in the application class. Since each function was usually given a very specific task, tracing errors was usually straightforward and easy.</text:p>
      <text:p text:style-name="P2"/>
      <text:p text:style-name="P2">Here are some remaining tests for the application class and their results:</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Method Being Tested</text:p>
          </table:table-cell>
          <table:table-cell table:style-name="Table1.A1" office:value-type="string">
            <text:p text:style-name="P3">Input</text:p>
          </table:table-cell>
          <table:table-cell table:style-name="Table1.A1" office:value-type="string">
            <text:p text:style-name="P3">Expected Result</text:p>
          </table:table-cell>
          <table:table-cell table:style-name="Table1.D1" office:value-type="string">
            <text:p text:style-name="P3">Actual Result</text:p>
          </table:table-cell>
        </table:table-row>
        <table:table-row>
          <table:table-cell table:style-name="Table1.A2" office:value-type="string">
            <text:p text:style-name="P4"><text:span text:style-name="T2">g</text:span>etUserString<text:span text:style-name="T2">()</text:span></text:p>
            <text:p text:style-name="P4">(test through getFileName<text:span text:style-name="T2">()</text:span>)</text:p>
          </table:table-cell>
          <table:table-cell table:style-name="Table1.A2" office:value-type="string">
            <text:p text:style-name="P5">&lt;hit enter&gt;</text:p>
            <text:p text:style-name="P5">hello</text:p>
          </table:table-cell>
          <table:table-cell table:style-name="Table1.A2" office:value-type="string">
            <text:p text:style-name="P5">Re-prompt</text:p>
            <text:p text:style-name="P5">pass “hello”</text:p>
          </table:table-cell>
          <table:table-cell table:style-name="Table1.D2" office:value-type="string">
            <text:p text:style-name="P5">Re-prompt</text:p>
            <text:p text:style-name="P5">“hello” <text:span text:style-name="T2">is passed</text:span></text:p>
          </table:table-cell>
        </table:table-row>
        <table:table-row>
          <table:table-cell table:style-name="Table1.A2" office:value-type="string">
            <text:p text:style-name="P5"><text:span text:style-name="T2">ge</text:span>tUserBoolean<text:span text:style-name="T2">()</text:span></text:p>
            <text:p text:style-name="P9">(test through saveToFile<text:span text:style-name="T2">()</text:span>)</text:p>
          </table:table-cell>
          <table:table-cell table:style-name="Table1.A2" office:value-type="string">
            <text:p text:style-name="P6">&lt;hit enter&gt;</text:p>
            <text:p text:style-name="P6">hello</text:p>
            <text:p text:style-name="P11">1</text:p>
            <text:p text:style-name="P11"><text:span text:style-name="T3">Yes</text:span></text:p>
            <text:p text:style-name="P11">n</text:p>
          </table:table-cell>
          <table:table-cell table:style-name="Table1.A2" office:value-type="string">
            <text:p text:style-name="P6">Re-prompt</text:p>
            <text:p text:style-name="P7">Re-prompt</text:p>
            <text:p text:style-name="P7">Re-prompt</text:p>
            <text:p text:style-name="P13">pass true</text:p>
            <text:p text:style-name="P13">pass false</text:p>
          </table:table-cell>
          <table:table-cell table:style-name="Table1.D2" office:value-type="string">
            <text:p text:style-name="P7">Re-prompt</text:p>
            <text:p text:style-name="P7">Re-prompt</text:p>
            <text:p text:style-name="P7">Re-prompt</text:p>
            <text:p text:style-name="P13">pass true</text:p>
            <text:p text:style-name="P13">pass false</text:p>
          </table:table-cell>
        </table:table-row>
        <table:table-row>
          <table:table-cell table:style-name="Table1.A2" office:value-type="string">
            <text:p text:style-name="P5"><text:span text:style-name="T2">g</text:span>etUserDouble<text:span text:style-name="T2">()</text:span></text:p>
            <text:p text:style-name="P10">(test through <text:span text:style-name="T2">addNewStation()</text:span>)</text:p>
          </table:table-cell>
          <table:table-cell table:style-name="Table1.A2" office:value-type="string">
            <text:p text:style-name="P8">&lt;hit enter&gt;</text:p>
            <text:p text:style-name="P8">hello</text:p>
            <text:p text:style-name="P12">1</text:p>
          </table:table-cell>
          <table:table-cell table:style-name="Table1.A2" office:value-type="string">
            <text:p text:style-name="P8">Re-prompt</text:p>
            <text:p text:style-name="P8">Re-prompt</text:p>
            <text:p text:style-name="P14">pass 1</text:p>
          </table:table-cell>
          <table:table-cell table:style-name="Table1.D2" office:value-type="string">
            <text:p text:style-name="P15">(did not progress since it uses nextDouble())- OK</text:p>
            <text:p text:style-name="P8">Re-prompt</text:p>
            <text:p text:style-name="P14">pass 1</text:p>
          </table:table-cell>
        </table:table-row>
        <table:table-row>
          <table:table-cell table:style-name="Table1.A2" office:value-type="string">
            <text:p text:style-name="P19">getFileName()</text:p>
          </table:table-cell>
          <table:table-cell table:style-name="Table1.A2" office:value-type="string">
            <text:p text:style-name="P19">FakeFileName</text:p>
            <text:p text:style-name="P19">CTAStops.csv</text:p>
          </table:table-cell>
          <table:table-cell table:style-name="Table1.A2" office:value-type="string">
            <text:p text:style-name="P19">Re-prompt</text:p>
            <text:p text:style-name="P19">succeed</text:p>
          </table:table-cell>
          <table:table-cell table:style-name="Table1.D2" office:value-type="string">
            <text:p text:style-name="P19">Re-prompts</text:p>
            <text:p text:style-name="P19">succeeds</text:p>
          </table:table-cell>
        </table:table-row>
        <table:table-row>
          <table:table-cell table:style-name="Table1.A2" office:value-type="string">
            <text:p text:style-name="P20">retreiveRoutes()</text:p>
          </table:table-cell>
          <table:table-cell table:style-name="Table1.A2" office:value-type="string">
            <text:p text:style-name="P21">N/A</text:p>
          </table:table-cell>
          <table:table-cell table:style-name="Table1.A2" office:value-type="string">
            <text:p text:style-name="P21">Routes created reflected in displayAll..</text:p>
          </table:table-cell>
          <table:table-cell table:style-name="Table1.D2" office:value-type="string">
            <text:p text:style-name="P22">Succeeds</text:p>
          </table:table-cell>
        </table:table-row>
        <table:table-row>
          <table:table-cell table:style-name="Table1.A2" office:value-type="string">
            <text:p text:style-name="P20">retreiveStations()</text:p>
          </table:table-cell>
          <table:table-cell table:style-name="Table1.A2" office:value-type="string">
            <text:p text:style-name="P21">N/A</text:p>
          </table:table-cell>
          <table:table-cell table:style-name="Table1.A2" office:value-type="string">
            <text:p text:style-name="P21">Stations created reflected in variables</text:p>
          </table:table-cell>
          <table:table-cell table:style-name="Table1.D2" office:value-type="string">
            <text:p text:style-name="P22">Succeeds</text:p>
          </table:table-cell>
        </table:table-row>
        <table:table-row>
          <table:table-cell table:style-name="Table1.A2" office:value-type="string">
            <text:p text:style-name="P16">displayAllNames()</text:p>
          </table:table-cell>
          <table:table-cell table:style-name="Table1.A2" office:value-type="string">
            <text:p text:style-name="P16">N/A</text:p>
          </table:table-cell>
          <table:table-cell table:style-name="Table1.A2" office:value-type="string">
            <text:p text:style-name="P16">Display all station names</text:p>
          </table:table-cell>
          <table:table-cell table:style-name="Table1.D2" office:value-type="string">
            <text:p text:style-name="P16">Displays all station names</text:p>
          </table:table-cell>
        </table:table-row>
        <table:table-row>
          <table:table-cell table:style-name="Table1.A2" office:value-type="string">
            <text:p text:style-name="P17">displayWheelChair()</text:p>
          </table:table-cell>
          <table:table-cell table:style-name="Table1.A2" office:value-type="string">
            <text:p text:style-name="P17">Y</text:p>
            <text:p text:style-name="P17">n</text:p>
          </table:table-cell>
          <table:table-cell table:style-name="Table1.A2" office:value-type="string">
            <text:p text:style-name="P17">Display stations w/ wheelchair</text:p>
            <text:p text:style-name="P17">Display station w/o wheelchair</text:p>
          </table:table-cell>
          <table:table-cell table:style-name="Table1.D2" office:value-type="string">
            <text:p text:style-name="P17">Displays stations w/ wheelchair</text:p>
            <text:p text:style-name="P17">Displays station w/o wheelchair</text:p>
          </table:table-cell>
        </table:table-row>
        <table:table-row>
          <table:table-cell table:style-name="Table1.A2" office:value-type="string">
            <text:p text:style-name="P18">findNearest()</text:p>
          </table:table-cell>
          <table:table-cell table:style-name="Table1.A2" office:value-type="string">
            <text:p text:style-name="P18">41.88706, -87.80486</text:p>
          </table:table-cell>
          <table:table-cell table:style-name="Table1.A2" office:value-type="string">
            <text:p text:style-name="P18">Harlem (~0 miles away)</text:p>
          </table:table-cell>
          <table:table-cell table:style-name="Table1.D2" office:value-type="string">
            <text:p text:style-name="P18">Harlem (0.0)</text:p>
          </table:table-cell>
        </table:table-row>
        <table:table-row>
          <table:table-cell table:style-name="Table1.A2" office:value-type="string">
            <text:p text:style-name="P19">findInformation()</text:p>
            <text:p text:style-name="P19">(checks findStation too)</text:p>
          </table:table-cell>
          <table:table-cell table:style-name="Table1.A2" office:value-type="string">
            <text:p text:style-name="P19">FakeStationName</text:p>
            <text:p text:style-name="P19">Western</text:p>
            <text:p text:style-name="P19">o`hare</text:p>
          </table:table-cell>
          <table:table-cell table:style-name="Table1.A2" office:value-type="string">
            <text:p text:style-name="P19">Reprompt</text:p>
            <text:p text:style-name="P19">Prompt for which (then display info)</text:p>
            <text:p text:style-name="P19">displays info</text:p>
          </table:table-cell>
          <table:table-cell table:style-name="Table1.D2" office:value-type="string">
            <text:p text:style-name="P22">Re-prompts</text:p>
            <text:p text:style-name="P22">prompts, displays</text:p>
            <text:p text:style-name="P22">displays</text:p>
          </table:table-cell>
        </table:table-row>
        <table:table-row>
          <table:table-cell table:style-name="Table1.A2" office:value-type="string">
            <text:p text:style-name="P19">generateRoute()</text:p>
          </table:table-cell>
          <table:table-cell table:style-name="Table1.A2" office:value-type="string">
            <text:p text:style-name="P19">o`hare, forest park</text:p>
            <text:p text:style-name="P19">o`hare, howard</text:p>
            <text:p text:style-name="P19">dempster-skokie, 47th</text:p>
          </table:table-cell>
          <table:table-cell table:style-name="Table1.A2" office:value-type="string">
            <text:p text:style-name="P19">No transfer, no error</text:p>
            <text:p text:style-name="P19"><text:span text:style-name="T4">one</text:span> transfer, no error</text:p>
            <text:p text:style-name="P19"><text:span text:style-name="T4">two</text:span> transfer<text:span text:style-name="T4">s</text:span>, no error</text:p>
          </table:table-cell>
          <table:table-cell table:style-name="Table1.D2" office:value-type="string">
            <text:p text:style-name="P19">No transfer, no error</text:p>
            <text:p text:style-name="P19"><text:span text:style-name="T4">one</text:span> transfer, no error</text:p>
            <text:p text:style-name="P19"><text:span text:style-name="T4">two</text:span> transfer<text:span text:style-name="T4">s</text:span>, <text:span text:style-name="T6">error</text:span></text:p>
          </table:table-cell>
        </table:table-row>
        <table:table-row>
          <table:table-cell table:style-name="Table1.A2" office:value-type="string">
            <text:p text:style-name="P19">addNewStation()</text:p>
          </table:table-cell>
          <table:table-cell table:style-name="Table1.A2" office:value-type="string">
            <text:p text:style-name="P19">Able to add station</text:p>
            <text:p text:style-name="P19">in middle</text:p>
            <text:p text:style-name="P19">in multiple routes</text:p>
            <text:p text:style-name="P19">at start</text:p>
            <text:p text:style-name="P19">at end</text:p>
          </table:table-cell>
          <table:table-cell table:style-name="Table1.A2" office:value-type="string">
            <text:p text:style-name="P20">(each is visible in CTASystem, route numbers update)</text:p>
          </table:table-cell>
          <table:table-cell table:style-name="Table1.D2" office:value-type="string">
            <text:p text:style-name="P23">Ok</text:p>
            <text:p text:style-name="P23">ok</text:p>
            <text:p text:style-name="P23">ok</text:p>
            <text:p text:style-name="P23">ok</text:p>
            <text:p text:style-name="P24"><text:span text:style-name="T8">ok to green line, </text:span>fails <text:span text:style-name="T7">to red line</text:span></text:p>
          </table:table-cell>
        </table:table-row>
        <table:table-row>
          <table:table-cell table:style-name="Table1.A2" office:value-type="string">
            <text:p text:style-name="P19">findDeleteStation()</text:p>
            <text:p text:style-name="P19">(checks deleteStation() too)</text:p>
          </table:table-cell>
          <table:table-cell table:style-name="Table1.A2" office:value-type="string">
            <text:p text:style-name="P22">Western</text:p>
          </table:table-cell>
          <table:table-cell table:style-name="Table1.A2" office:value-type="string">
            <text:p text:style-name="P22">Western removed, routes updated</text:p>
          </table:table-cell>
          <table:table-cell table:style-name="Table1.D2" office:value-type="string">
            <text:p text:style-name="P22">Western removed, routes updated</text:p>
          </table:table-cell>
        </table:table-row>
        <table:table-row>
          <table:table-cell table:style-name="Table1.A2" office:value-type="string">
            <text:p text:style-name="P20">saveToFile()</text:p>
          </table:table-cell>
          <table:table-cell table:style-name="Table1.A2" office:value-type="string">
            <text:p text:style-name="P22">SaveFile.csv (with one station added /removed)</text:p>
          </table:table-cell>
          <table:table-cell table:style-name="Table1.A2" office:value-type="string">
            <text:p text:style-name="P22">Changes reflected in csv</text:p>
          </table:table-cell>
          <table:table-cell table:style-name="Table1.D2" office:value-type="string">
            <text:p text:style-name="P22">Changes reflected in csv</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21:24:25.098000000</meta:creation-date>
    <dc:date>2016-12-02T23:24:54.064000000</dc:date>
    <meta:editing-duration>PT1H18M2S</meta:editing-duration>
    <meta:editing-cycles>18</meta:editing-cycles>
    <meta:generator>LibreOffice/5.2.0.4$Windows_x86 LibreOffice_project/066b007f5ebcc236395c7d282ba488bca6720265</meta:generator>
    <meta:document-statistic meta:table-count="1" meta:image-count="0" meta:object-count="0" meta:page-count="1" meta:paragraph-count="117" meta:word-count="314" meta:character-count="2147" meta:non-whitespace-character-count="1947"/>
  </office:meta>
</office:document-meta>
</file>